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Arial" fo:font-size="12pt" fo:font-style="normal" officeooo:rsid="0007fa35" officeooo:paragraph-rsid="0007fa35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Arial" fo:font-size="12pt" fo:font-style="normal" officeooo:rsid="00099fb7" officeooo:paragraph-rsid="00099fb7" style:font-size-asian="12pt" style:font-style-asian="normal" style:font-size-complex="12pt" style:font-style-complex="normal"/>
    </style:style>
    <style:style style:name="P6" style:family="paragraph" style:parent-style-name="Standard">
      <style:text-properties style:font-name="Arial" fo:font-size="12pt" fo:font-style="normal" fo:font-weight="bold" officeooo:rsid="000bf543" officeooo:paragraph-rsid="000bf543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Arial" fo:font-size="12pt" fo:font-style="normal" fo:font-weight="normal" officeooo:rsid="000bf543" officeooo:paragraph-rsid="000bf54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Arial" fo:font-size="12pt" fo:font-style="normal" fo:font-weight="normal" officeooo:rsid="000aba64" officeooo:paragraph-rsid="000aba6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2pt" fo:font-style="normal" officeooo:rsid="00099fb7" officeooo:paragraph-rsid="00146817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Arial" fo:font-size="12pt" fo:font-style="normal" fo:font-weight="normal" officeooo:rsid="000bf543" officeooo:paragraph-rsid="000bf54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7fa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fa35" style:font-weight-asian="bold" style:font-weight-complex="bold"/>
    </style:style>
    <style:style style:name="T4" style:family="text">
      <style:text-properties fo:font-weight="bold" officeooo:rsid="000aba64" style:font-weight-asian="bold" style:font-weight-complex="bold"/>
    </style:style>
    <style:style style:name="T5" style:family="text">
      <style:text-properties fo:font-weight="bold" officeooo:rsid="000bf543" style:font-weight-asian="bold" style:font-weight-complex="bold"/>
    </style:style>
    <style:style style:name="T6" style:family="text">
      <style:text-properties officeooo:rsid="00099fb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ba64" style:font-weight-asian="normal" style:font-weight-complex="normal"/>
    </style:style>
    <style:style style:name="T9" style:family="text">
      <style:text-properties fo:font-weight="normal" officeooo:rsid="000bf543" style:font-weight-asian="normal" style:font-weight-complex="normal"/>
    </style:style>
    <style:style style:name="T10" style:family="text">
      <style:text-properties fo:font-weight="normal" officeooo:rsid="0007fa3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36 </text:span><text:span text:style-name="T10">– </text:span><text:span text:style-name="T7">GERENCIAMENTO DE USUÁRIOS E GRUPOS 03 – ARQUIVO DE SENHAS SHADOW</text:span></text:h>
      <text:p text:style-name="P2"/>
      <text:p text:style-name="P3"><text:span text:style-name="T3">/etc/shadow</text:span><text:span text:style-name="T1"> – Contém as senhas </text:span><text:span text:style-name="T3">criptografadas</text:span><text:span text:style-name="T1"> dos usuários e outras informações sobre as contas. Possui 9 campos de informações sobre as contas. </text:span></text:p>
      <text:p text:style-name="P3"/>
      <text:p text:style-name="P4">Syslog:*:15630:0:99999:7: <text:s text:c="3"/>: <text:s text:c="2"/>:</text:p>
      <text:p text:style-name="P4"><text:s text:c="5"/>1 <text:s text:c="5"/>2 <text:s text:c="4"/>3 <text:s text:c="4"/>4 <text:s text:c="4"/>5 <text:s text:c="3"/>6 <text:s text:c="2"/><text:span text:style-name="T6">7 <text:s text:c="2"/>8 <text:s text:c="2"/>9</text:span></text:p>
      <text:p text:style-name="P4"/>
      <text:p text:style-name="P9"><text:span text:style-name="T2">1 –</text:span> Nome da conta</text:p>
      <text:p text:style-name="P9"><text:span text:style-name="T2">2 –</text:span> Senha (! = não possui senha; * = conta desativada; ![senha] = conta travada; !! = senha nunca configurada)</text:p>
      <text:p text:style-name="P9"><text:span text:style-name="T2">3 –</text:span> Última modificação – dias passados desde 01/01/1970 desde que a senha foi modificada pela última vez.</text:p>
      <text:p text:style-name="P9"><text:span text:style-name="T2">4 – </text:span><text:span text:style-name="T7">Mínimo – Dias antes que o usuário possa modificar sua senha.</text:span></text:p>
      <text:p text:style-name="P9"><text:span text:style-name="T2">5 – </text:span><text:span text:style-name="T7">Máximo – Dias que o usuário pode manter a </text:span><text:span text:style-name="T8">senha</text:span></text:p>
      <text:p text:style-name="P9"><text:span text:style-name="T4">6 – </text:span><text:span text:style-name="T8">Aviso – Dias antes das expiração da senha quando o usuário começa a receber avisos</text:span></text:p>
      <text:p text:style-name="P9"><text:span text:style-name="T4">7 – </text:span><text:span text:style-name="T8">Inativo – Dias após a validade da senha em que a conta é desabilitada </text:span><text:span text:style-name="T9">automaticamente</text:span></text:p>
      <text:p text:style-name="P9"><text:span text:style-name="T5">8 –</text:span><text:span text:style-name="T9"> Expiração – Quando a conta será desativada.</text:span></text:p>
      <text:p text:style-name="P6">9 –<text:span text:style-name="T7"> Reservado </text:span></text:p>
      <text:p text:style-name="P7"/>
      <text:p text:style-name="P7">soul$6$8r.Hcluqip2QEX22$fhhIyLeRBmVnOrafy3ZKon6Rku9CXP5bAvw5b82bC5xZGxTCxVf9E9hYXww7lBkblyCgmILML0XSEG5fgYB3g/:18327:0:99999:7:::</text:p>
      <text:p text:style-name="P7"/>
      <text:p text:style-name="P7">date -d “1970/01/01 + o dia referente days”</text:p>
      <text:p text:style-name="P7"/>
      <text:p text:style-name="P7"/>
      <text:p text:style-name="P7"/>
      <text:p text:style-name="P7"/>
      <text:p text:style-name="P8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10:52:10.503392656</meta:creation-date>
    <dc:date>2020-04-29T23:01:52.696962920</dc:date>
    <meta:editing-duration>PT51M11S</meta:editing-duration>
    <meta:editing-cycles>12</meta:editing-cycles>
    <meta:generator>LibreOffice/6.3.5.2$Linux_X86_64 LibreOffice_project/30$Build-2</meta:generator>
    <meta:document-statistic meta:table-count="0" meta:image-count="0" meta:object-count="0" meta:page-count="1" meta:paragraph-count="15" meta:word-count="153" meta:character-count="1051" meta:non-whitespace-character-count="857"/>
  </office:meta>
</office:document-meta>
</file>